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1cm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6pt" fo:language="en" fo:country="GB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Photomosaic Generato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Morgan Grund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my project about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My project is a photomosaic generator.</text:span></text:p>
            <text:p text:style-name="P2"><text:span text:style-name="T1">A photomosaic is a photo that has been divided </text:span><text:span text:style-name="T1">into cells, each cell is replaced with another </text:span><text:span text:style-name="T1">photo that most closely resembles the target.</text:span></text:p>
            <text:p text:style-name="P2"><text:span text:style-name="T1">When viewed at low magnifications the original </text:span><text:span text:style-name="T1">image is clearly visible, while at high </text:span><text:span text:style-name="T1">magnifications the smaller images become </text:span><text:span text:style-name="T1">visib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There are two main approaches:</text:span></text:p>
            <text:list text:style-name="L3">
              <text:list-item>
                <text:p text:style-name="P2"><text:span text:style-name="T1">The simpler method is to downsample each </text:span><text:span text:style-name="T1">cell to a single pixel and replace it with a </text:span><text:span text:style-name="T1">photo whose average </text:span><text:span text:style-name="T2">colour</text:span><text:span text:style-name="T1"> is closest to the </text:span><text:span text:style-name="T1">target.</text:span></text:p>
              </text:list-item>
              <text:list-item>
                <text:p text:style-name="P2"><text:span text:style-name="T1">The more advanced method avoids </text:span><text:span text:style-name="T1">downsampling the main photo, by comparing </text:span><text:span text:style-name="T1">each pixel in a cell against the corresponding </text:span><text:span text:style-name="T1">pixel in the other phot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I am using the more advanced method as it can </text:span><text:span text:style-name="T1">preserve the resolution of the main photo.</text:span></text:p>
            <text:p text:style-name="P2"><text:span text:style-name="T1">Many photomosaic generators modify the colour </text:span><text:span text:style-name="T1">of the photos or overlay them transparently on </text:span><text:span text:style-name="T1">the main photo.</text:span></text:p>
            <text:p text:style-name="P2"><text:span text:style-name="T1">I will not be using this method as it is against </text:span><text:span text:style-name="T1">the true nature of a photomosaic, and it can </text:span><text:span text:style-name="T1">make the other photos difficult to identif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There are multiple algorithms for calculating </text:span><text:span text:style-name="T1">colour difference published by the International </text:span><text:span text:style-name="T1">Commission on Illumination (CIE), each one more </text:span><text:span text:style-name="T1">complex but also more accurate than the last.</text:span></text:p>
            <text:p text:style-name="P2"><text:span text:style-name="T1">I plan to implement two of these algorithms, the </text:span><text:span text:style-name="T1">most recent for accuracy (CIE2000) and the first </text:span><text:span text:style-name="T1">for speed (CIE76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will you see in my demo in the spring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A working photomosaic generator that has two </text:span><text:span text:style-name="T1">colour difference modes (CIE2000 &amp; CIE76) that </text:span><text:span text:style-name="T1">can support a large quantity of photos.</text:span></text:p>
            <text:p text:style-name="P2"><text:span text:style-name="T1">In addition the ability to chose different cell </text:span><text:span text:style-name="T1">shapes:</text:span></text:p>
            <text:list text:style-name="L3">
              <text:list-item>
                <text:p text:style-name="P2"><text:span text:style-name="T1">Square (Standard)</text:span></text:p>
              </text:list-item>
              <text:list-item>
                <text:p text:style-name="P2"><text:span text:style-name="T1">Hexagon</text:span></text:p>
              </text:list-item>
              <text:list-item>
                <text:p text:style-name="P2"><text:span text:style-name="T1">Circ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06:05.242114071</meta:creation-date>
    <meta:editing-duration>PT11M52S</meta:editing-duration>
    <meta:editing-cycles>4</meta:editing-cycles>
    <meta:generator>LibreOffice/5.1.6.2$Linux_X86_64 LibreOffice_project/10m0$Build-2</meta:generator>
    <dc:date>2018-11-04T15:38:48.562542149</dc:date>
    <meta:document-statistic meta:object-count="72"/>
    <meta:template xlink:type="simple" xlink:actuate="onRequest" xlink:title="Midnightblue" xlink:href="../../../../../usr/lib/libreoffice/share/template/common/presnt/Midnightblue.otp" meta:date="2018-11-04T15:06:04.4151630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